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2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" svg:font-family="'Noto Sans Devanagari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 Devanagari1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3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super 58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LINUX FILE SYSTEM and PERMISSIONS</text:span></text:p>
          </draw:text-box>
        </draw:frame>
        <draw:frame draw:name="Google Shape;183;p42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1. Create new volume in VirtualBox, attach it to VM</text:span></text:p>
            <text:p text:style-name="P1"><text:span text:style-name="T2"/></text:p>
            <text:p text:style-name="P1"><text:span text:style-name="T2">We can use CLI-interface:</text:span></text:p>
            <text:p text:style-name="P1"><text:span text:style-name="T2"/></text:p>
            <text:p text:style-name="P1"><text:span text:style-name="T3">[ls@jscp4e ~]$ vboxmanage list vms|grep testvm</text:span></text:p>
            <text:p text:style-name="P1"><text:span text:style-name="T3">"testvm" {738bbb11-51f1-4801-9a94-32a8c1ea5f44}</text:span></text:p>
            <text:p text:style-name="P1"><text:span text:style-name="T3">[ls@jscp4e vbox-testvm]$ vboxmanage createhd --filename testvm_volume.vdi --size 4000 --format VDI</text:span></text:p>
            <text:p text:style-name="P1"><text:span text:style-name="T3">0%...10%...20%...30%...40%...50%...60%...70%...80%...90%...100%</text:span></text:p>
            <text:p text:style-name="P1"><text:span text:style-name="T3">Medium created. UUID: adb846e9-6774-4ca7-8c98-cb9e49082c07</text:span></text:p>
            <text:p text:style-name="P1"><text:span text:style-name="T3">[ls@jscp4e vbox-testvm]$ vboxmanage storageattach testvm --storagectl "SATA" --port 1 --device 0 --type hdd --medium <text:s/>testvm_volume.vdi</text:span></text:p>
            <text:p text:style-name="P1"><text:span text:style-name="T2"/></text:p>
            <text:p text:style-name="P1"><text:span text:style-name="T2">Logging in via ssh to testvm, our device is the 2</text:span><text:span text:style-name="T4">nd</text:span><text:span text:style-name="T2"> hard drive:</text:span></text:p>
            <text:p text:style-name="P1"><text:span text:style-name="T3"/></text:p>
            <text:p text:style-name="P1"><text:span text:style-name="T3">[testvmadmin@testvm ~]$ sudo fdisk -l|grep sdb</text:span></text:p>
            <text:p text:style-name="P1"><text:span text:style-name="T3">Disk /dev/sdb: 3.9 GiB, 4194304000 bytes, 8192000 sectors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3" draw:layer="layout" svg:width="21.399cm" svg:height="12.065cm" svg:x="1.905cm" svg:y="1.27cm" presentation:class="outline" presentation:user-transformed="true">
          <draw:text-box>
            <text:p text:style-name="P1"><text:span text:style-name="T2">2. Create two partitions. One of it should be formatted in ext3, second in</text:span></text:p>
            <text:p text:style-name="P1"><text:span text:style-name="T2">BTRFS</text:span></text:p>
            <text:p text:style-name="P1"><text:span text:style-name="T2"/></text:p>
            <text:p text:style-name="P1"><text:span text:style-name="T2">Using fdisk in non-interactive mode with sending single-char commands via pipe:</text:span></text:p>
            <text:p text:style-name="P1"><text:span text:style-name="T2">(new primary MBR #1 &lt;default start position&gt; +1G </text:span></text:p>
            <text:p text:style-name="P1"><text:span text:style-name="T2">new primary MBR #2 &lt;default start position&gt; +1G write quit)</text:span></text:p>
            <text:p text:style-name="P1"><text:span text:style-name="T2"/></text:p>
            <text:p text:style-name="P1"><text:span text:style-name="T3">[testvmadmin@testvm ~]$ echo -e "n\np\n1\n\n+1G\nn\np\n2\n\n+1G\nw\nq\n" | sudo fdisk /dev/sdb</text:span></text:p>
            <text:p text:style-name="P1"><text:span text:style-name="T3">[testvmadmin@testvm ~]$ sudo fdisk -l|grep sdb[12]</text:span></text:p>
            <text:p text:style-name="P1"><text:span text:style-name="T3">/dev/sdb1 <text:s text:c="9"/>2048 2099199 2097152 <text:s text:c="2"/>1G 83 Linux</text:span></text:p>
            <text:p text:style-name="P1"><text:span text:style-name="T3">/dev/sdb2 <text:s text:c="6"/>2099200 4196351 2097152 <text:s text:c="2"/>1G 83 Linux</text:span></text:p>
            <text:p text:style-name="P1"><text:span text:style-name="T3"/></text:p>
            <text:p text:style-name="P1"><text:span text:style-name="T2">Unfortunately, CentOS 8 doesn’t support BTRFS, so we need more actions:</text:span></text:p>
            <text:p text:style-name="P1"><text:span text:style-name="T3"/></text:p>
            <text:p text:style-name="P1"><text:span text:style-name="T3">[testvmadmin@testvm ~]$ sudo dnf -y install https://www.elrepo.org/elrepo-release-8.el8.elrepo.noarch.rpm</text:span></text:p>
            <text:p text:style-name="P1"><text:span text:style-name="T3">[testvmadmin@testvm ~]$ sudo dnf -y install 'dnf-command(config-manager)'</text:span></text:p>
            <text:p text:style-name="P1"><text:span text:style-name="T3">[testvmadmin@testvm ~]$ sudo dnf -y config-manager --set-enabled elrepo-kernel</text:span></text:p>
            <text:p text:style-name="P1"><text:span text:style-name="T3">[testvmadmin@testvm ~]$ sudo dnf -y install kernel-ml</text:span></text:p>
            <text:p text:style-name="P1"><text:span text:style-name="T3">[testvmadmin@testvm ~]$ sudo reboot</text:span></text:p>
            <text:p text:style-name="P1"><text:span text:style-name="T3"/></text:p>
            <text:p text:style-name="P1"><text:span text:style-name="T3">[testvmadmin@testvm ~]$ sudo dnf --enablerepo=elrepo-testing install btrfs-progs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3" draw:layer="layout" svg:width="21.399cm" svg:height="12.065cm" svg:x="1.905cm" svg:y="1.27cm" presentation:class="outline" presentation:user-transformed="true">
          <draw:text-box>
            <text:p text:style-name="P1"><text:span text:style-name="T2">After that, we can return to the task:</text:span></text:p>
            <text:p text:style-name="P1"><text:span text:style-name="T2"/></text:p>
            <text:p text:style-name="P1"><text:span text:style-name="T2">3. Mount into your system as /homework/ext &amp; /homework/btrfs</text:span></text:p>
            <text:p text:style-name="P1"><text:span text:style-name="T3"/></text:p>
            <text:p text:style-name="P1"><text:span text:style-name="T3">[testvmadmin@testvm ~] sudo mkfs.ext3 -Fq /dev/sdb1; sudo mkfs.btrfs -fq /dev/sdb2</text:span></text:p>
            <text:p text:style-name="P1"><text:span text:style-name="T3">[testvmadmin@testvm ~] sudo mkdir -p /homework/{ext,btrfs}</text:span></text:p>
            <text:p text:style-name="P1"><text:span text:style-name="T3">[testvmadmin@testvm ~]$ sudo mount /dev/sdb1 /homework/ext/</text:span></text:p>
            <text:p text:style-name="P1"><text:span text:style-name="T3">[testvmadmin@testvm ~]$ sudo mount /dev/sdb2 /homework/btrfs/</text:span></text:p>
            <text:p text:style-name="P1"><text:span text:style-name="T3">[testvmadmin@testvm ~]$ mount|grep sdb</text:span></text:p>
            <text:p text:style-name="P1"><text:span text:style-name="T3">/dev/sdb1 on /homework/ext type ext3 (rw,relatime,seclabel)</text:span></text:p>
            <text:p text:style-name="P1"><text:span text:style-name="T3">/dev/sdb2 on /homework/btrfs type btrfs (rw,relatime,seclabel,space_cache,subvolid=5,subvol=/)</text:span></text:p>
            <text:p text:style-name="P1"><text:span text:style-name="T2"/></text:p>
            <text:p text:style-name="P1"><text:span text:style-name="T2">4. They should be mounted after reboot</text:span></text:p>
            <text:p text:style-name="P1"><text:span text:style-name="T2"/></text:p>
            <text:p text:style-name="P1"><text:span text:style-name="T3">[testvmadmin@testvm ~]$ sudo sh -c 'grep sdb /etc/mtab &gt;&gt; /etc/fstab'</text:span></text:p>
            <text:p text:style-name="P1"><text:span text:style-name="T3">[testvmadmin@testvm ~]$ sudo reboot</text:span></text:p>
            <text:p text:style-name="P1"><text:span text:style-name="T3">[testvmadmin@testvm ~]$ mount|grep sdb</text:span></text:p>
            <text:p text:style-name="P1"><text:span text:style-name="T3">/dev/sdb2 on /homework/btrfs type btrfs (rw,relatime,seclabel,space_cache,subvolid=5,subvol=/)</text:span></text:p>
            <text:p text:style-name="P1"><text:span text:style-name="T3">/dev/sdb1 on /homework/ext type ext3 (rw,relatime,seclabel)</text:span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2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" svg:font-family="'Noto Sans Devanagari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 Devanagari1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3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10-26T10:25:22.093044196</dc:date>
    <meta:editing-duration>PT1H41M2S</meta:editing-duration>
    <meta:editing-cycles>11</meta:editing-cycles>
    <meta:document-statistic meta:object-count="37"/>
  </office:meta>
</office:document-meta>
</file>